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Votos" style:family="table">
      <style:table-properties style:width="17cm" table:align="margins"/>
    </style:style>
    <style:style style:name="Votos.A" style:family="table-column">
      <style:table-column-properties style:column-width="2.429cm" style:rel-column-width="9361*"/>
    </style:style>
    <style:style style:name="Votos.B" style:family="table-column">
      <style:table-column-properties style:column-width="2.429cm" style:rel-column-width="9363*"/>
    </style:style>
    <style:style style:name="Votos.C" style:family="table-column">
      <style:table-column-properties style:column-width="2.429cm" style:rel-column-width="9362*"/>
    </style:style>
    <style:style style:name="Votos.A1" style:family="table-cell">
      <style:table-cell-properties fo:padding="0cm" fo:border="none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1*"/>
    </style:style>
    <style:style style:name="Tabela1.B" style:family="table-column">
      <style:table-column-properties style:column-width="2.429cm" style:rel-column-width="9363*"/>
    </style:style>
    <style:style style:name="Tabela1.C" style:family="table-column">
      <style:table-column-properties style:column-width="2.429cm" style:rel-column-width="9362*"/>
    </style:style>
    <style:style style:name="Tabela1.1" style:family="table-row">
      <style:table-row-properties style:min-row-height="0.397cm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C" style:family="table-column">
      <style:table-column-properties style:column-width="10.201cm" style:rel-column-width="39324*"/>
    </style:style>
    <style:style style:name="Tabela2.A1" style:family="table-cell">
      <style:table-cell-properties style:writing-mode="page"/>
    </style:style>
    <style:style style:name="P1" style:family="paragraph" style:parent-style-name="Title">
      <style:text-properties officeooo:rsid="000336e2" officeooo:paragraph-rsid="000336e2"/>
    </style:style>
    <style:style style:name="P2" style:family="paragraph" style:parent-style-name="Heading_20_1">
      <style:paragraph-properties fo:break-before="page"/>
      <style:text-properties officeooo:rsid="000336e2" officeooo:paragraph-rsid="000336e2"/>
    </style:style>
    <style:style style:name="P3" style:family="paragraph" style:parent-style-name="Text_20_body">
      <style:text-properties officeooo:paragraph-rsid="000336e2"/>
    </style:style>
    <style:style style:name="P4" style:family="paragraph" style:parent-style-name="Text_20_body">
      <style:text-properties officeooo:rsid="000336e2" officeooo:paragraph-rsid="000336e2"/>
    </style:style>
    <style:style style:name="P5" style:family="paragraph" style:parent-style-name="Text_20_body">
      <style:text-properties officeooo:rsid="00065a03" officeooo:paragraph-rsid="00065a03"/>
    </style:style>
    <style:style style:name="P6" style:family="paragraph" style:parent-style-name="Table_20_Contents">
      <style:text-properties officeooo:rsid="00065a03" officeooo:paragraph-rsid="00065a03"/>
    </style:style>
    <style:style style:name="P7" style:family="paragraph" style:parent-style-name="Table_20_Contents">
      <style:text-properties officeooo:rsid="0011fc4f" officeooo:paragraph-rsid="0011fc4f"/>
    </style:style>
    <style:style style:name="P8" style:family="paragraph" style:parent-style-name="Text_20_body">
      <style:text-properties officeooo:rsid="0007c2cc" officeooo:paragraph-rsid="0007c2cc"/>
    </style:style>
    <style:style style:name="P9" style:family="paragraph" style:parent-style-name="Table_20_Contents">
      <style:text-properties officeooo:rsid="0007c2cc" officeooo:paragraph-rsid="0007c2cc"/>
    </style:style>
    <style:style style:name="P10" style:family="paragraph" style:parent-style-name="Table_20_Contents">
      <style:paragraph-properties style:writing-mode="lr-tb"/>
      <style:text-properties officeooo:rsid="00065a03" officeooo:paragraph-rsid="0007c2cc"/>
    </style:style>
    <style:style style:name="P11" style:family="paragraph" style:parent-style-name="Text_20_body">
      <style:text-properties officeooo:rsid="00085538" officeooo:paragraph-rsid="00085538"/>
    </style:style>
    <style:style style:name="P12" style:family="paragraph" style:parent-style-name="Heading_20_2">
      <style:text-properties officeooo:rsid="000ae2f2" officeooo:paragraph-rsid="000ae2f2"/>
    </style:style>
    <style:style style:name="P13" style:family="paragraph" style:parent-style-name="Text_20_body">
      <style:text-properties officeooo:rsid="000ae2f2" officeooo:paragraph-rsid="000ae2f2"/>
    </style:style>
    <style:style style:name="P14" style:family="paragraph" style:parent-style-name="Heading_20_2">
      <style:text-properties officeooo:rsid="000b0393" officeooo:paragraph-rsid="000b0393"/>
    </style:style>
    <style:style style:name="P15" style:family="paragraph" style:parent-style-name="Text_20_body">
      <style:text-properties officeooo:rsid="000ced9f" officeooo:paragraph-rsid="000ced9f"/>
    </style:style>
    <style:style style:name="P16" style:family="paragraph" style:parent-style-name="Heading_20_2">
      <style:text-properties officeooo:rsid="001281e9" officeooo:paragraph-rsid="001281e9"/>
    </style:style>
    <style:style style:name="P17" style:family="paragraph" style:parent-style-name="Text_20_body">
      <style:text-properties officeooo:paragraph-rsid="001281e9"/>
    </style:style>
    <style:style style:name="P18" style:family="paragraph" style:parent-style-name="Heading_20_3">
      <style:text-properties officeooo:rsid="001281e9" officeooo:paragraph-rsid="001281e9"/>
    </style:style>
    <style:style style:name="P19" style:family="paragraph" style:parent-style-name="Text_20_body">
      <style:text-properties officeooo:rsid="0007c2cc" officeooo:paragraph-rsid="001281e9"/>
    </style:style>
    <style:style style:name="P20" style:family="paragraph" style:parent-style-name="Heading_20_3">
      <style:paragraph-properties style:writing-mode="lr-tb"/>
      <style:text-properties officeooo:rsid="0018b3d2" officeooo:paragraph-rsid="0018b3d2"/>
    </style:style>
    <style:style style:name="P21" style:family="paragraph" style:parent-style-name="Text_20_body">
      <style:paragraph-properties style:writing-mode="lr-tb"/>
      <style:text-properties officeooo:rsid="0018b3d2" officeooo:paragraph-rsid="0018b3d2"/>
    </style:style>
    <style:style style:name="P22" style:family="paragraph" style:parent-style-name="Heading_20_3">
      <style:text-properties officeooo:rsid="0018b3d2" officeooo:paragraph-rsid="0018b3d2"/>
    </style:style>
    <style:style style:name="P23" style:family="paragraph" style:parent-style-name="Text_20_body">
      <style:text-properties officeooo:rsid="0018b3d2" officeooo:paragraph-rsid="0018b3d2"/>
    </style:style>
    <style:style style:name="P24" style:family="paragraph" style:parent-style-name="Text_20_body">
      <style:text-properties officeooo:rsid="0018eaab" officeooo:paragraph-rsid="0018eaab"/>
    </style:style>
    <style:style style:name="P25" style:family="paragraph" style:parent-style-name="Heading_20_3">
      <style:text-properties officeooo:rsid="0018eaab" officeooo:paragraph-rsid="0018eaab"/>
    </style:style>
    <style:style style:name="P26" style:family="paragraph" style:parent-style-name="Heading_20_1">
      <style:paragraph-properties fo:break-before="page"/>
    </style:style>
    <style:style style:name="T1" style:family="text">
      <style:text-properties officeooo:rsid="00087b90"/>
    </style:style>
    <style:style style:name="T2" style:family="text">
      <style:text-properties officeooo:rsid="000ae2f2"/>
    </style:style>
    <style:style style:name="T3" style:family="text">
      <style:text-properties officeooo:rsid="0007c2cc"/>
    </style:style>
    <style:style style:name="T4" style:family="text">
      <style:text-properties officeooo:rsid="0013beca"/>
    </style:style>
    <style:style style:name="T5" style:family="text">
      <style:text-properties officeooo:rsid="00148793"/>
    </style:style>
    <style:style style:name="T6" style:family="text">
      <style:text-properties officeooo:rsid="00156473"/>
    </style:style>
    <style:style style:name="T7" style:family="text">
      <style:text-properties officeooo:rsid="0015bb99"/>
    </style:style>
    <style:style style:name="T8" style:family="text">
      <style:text-properties officeooo:rsid="0018b3d2"/>
    </style:style>
    <style:style style:name="T9" style:family="text">
      <style:text-properties officeooo:rsid="0018ea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votação</text:p>
      <text:h text:style-name="P2" text:outline-level="1">Especificação do problema</text:h>
      <text:p text:style-name="P3"/>
      <text:p text:style-name="P4">A empresa SurveyInc faz pesquisas sobre produtos. Na sua nova pesquisa, ela vai fazer uma votação sobre especificos produtos, e qual é opinião do público sobre eles. <text:span text:style-name="T1">Cada produto é produzido por uma empresa, que pode ter produzido variós produtos.</text:span></text:p>
      <text:p text:style-name="P4"/>
      <text:p text:style-name="P5"><text:span text:style-name="T2">Respostas</text:span>:</text:p>
      <table:table table:name="Votos" table:style-name="Votos">
        <table:table-column table:style-name="Votos.A"/>
        <table:table-column table:style-name="Votos.B"/>
        <table:table-column table:style-name="Votos.C"/>
        <table:table-column table:style-name="Votos.B" table:number-columns-repeated="2"/>
        <table:table-column table:style-name="Votos.C"/>
        <table:table-column table:style-name="Votos.A"/>
        <table:table-row>
          <table:table-cell table:style-name="Votos.A1" office:value-type="string">
            <text:p text:style-name="P6"><text:span text:style-name="T2">resposta</text:span>_id</text:p>
          </table:table-cell>
          <table:table-cell table:style-name="Votos.A1" office:value-type="string">
            <text:p text:style-name="P6">produto</text:p>
          </table:table-cell>
          <table:table-cell table:style-name="Votos.A1" office:value-type="string">
            <text:p text:style-name="P6">opinião</text:p>
          </table:table-cell>
          <table:table-cell table:style-name="Votos.A1" office:value-type="string">
            <text:p text:style-name="P6">estado</text:p>
          </table:table-cell>
          <table:table-cell table:style-name="Votos.A1" office:value-type="string">
            <text:p text:style-name="P7">dia</text:p>
          </table:table-cell>
          <table:table-cell table:style-name="Votos.A1" office:value-type="string">
            <text:p text:style-name="P7">mes</text:p>
          </table:table-cell>
          <table:table-cell table:style-name="Votos.A1" office:value-type="string">
            <text:p text:style-name="P7">ano</text:p>
          </table:table-cell>
        </table:table-row>
      </table:table>
      <text:p text:style-name="P5"/>
      <text:p text:style-name="P8"><text:span text:style-name="T2">resposta</text:span>_id é uma chave primária</text:p>
      <text:p text:style-name="P8">produto é uma chave estrangeira, de produto_id</text:p>
      <text:p text:style-name="P5">Produto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6">produto_id</text:p>
          </table:table-cell>
          <table:table-cell table:style-name="Tabela1.A1" office:value-type="string">
            <text:p text:style-name="P6">preco</text:p>
          </table:table-cell>
          <table:table-cell table:style-name="Tabela1.A1" office:value-type="string">
            <text:p text:style-name="P6">empresa</text:p>
          </table:table-cell>
          <table:table-cell table:style-name="Tabela1.A1" office:value-type="string">
            <text:p text:style-name="P9">nome</text:p>
          </table:table-cell>
          <table:table-cell table:style-name="Tabela1.A1" office:value-type="string">
            <text:p text:style-name="P7">dia</text:p>
          </table:table-cell>
          <table:table-cell table:style-name="Tabela1.A1" office:value-type="string">
            <text:p text:style-name="P7">mes</text:p>
          </table:table-cell>
          <table:table-cell table:style-name="Tabela1.A1" office:value-type="string">
            <text:p text:style-name="P7">ano</text:p>
          </table:table-cell>
        </table:table-row>
      </table:table>
      <text:p text:style-name="P8">produto_id é a chave primária</text:p>
      <text:p text:style-name="P8">empresa é uma chave estrangeira, de empresa_id</text:p>
      <text:p text:style-name="P8">Empresa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"><text:span text:style-name="T3">empresa</text:span>_id</text:p>
          </table:table-cell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contato</text:p>
          </table:table-cell>
        </table:table-row>
      </table:table>
      <text:p text:style-name="P11">empresa_id é a chave primária</text:p>
      <text:h text:style-name="P12" text:outline-level="2">Relacionamentos</text:h>
      <text:p text:style-name="P13">Cada voto é relacionado a um único produto, sendo assim uma relação one-to-many</text:p>
      <text:p text:style-name="P13">Cada empresa tem vários produtos, one-to-many</text:p>
      <text:p text:style-name="P13"/>
      <text:h text:style-name="P14" text:outline-level="2">Consultas Principais</text:h>
      <text:p text:style-name="P15">Precisamos saber a opinião média de um produto, a maior opinião de um produto, e a menor opinião de um produto.</text:p>
      <text:p text:style-name="P15">Além disso, precisamos saber qual o melhor produto de uma empresa, e qual é seu pior produto.</text:p>
      <text:p text:style-name="P15"/>
      <text:h text:style-name="P16" text:outline-level="2">Implementação da Consultas</text:h>
      <text:p text:style-name="P17"/>
      <text:h text:style-name="P18" text:outline-level="3">Consulta 1: <text:span text:style-name="T4">Média de opinião de um produto</text:span></text:h>
      <text:p text:style-name="P17"><text:span text:style-name="T4">Algebra Linear:</text:span> γ avg(opiniao) -&gt; y (σ produto = &lt;<text:span text:style-name="T4">id do produto&gt;</text:span> (resposta))</text:p>
      <text:p text:style-name="P17"><text:soft-page-break/><text:span text:style-name="T5">SQL:</text:span> SELECT nome,precoprodutos.dia,produtos.mes,produtos.ano,AVG(opiniao) FROM produtos INNER JOIN resposta ON resposta.produto = produtos.produto_id WHERE nome = "&lt;<text:span text:style-name="T5">nome do produto&gt;</text:span>" <text:s/>GROUP BY produto_id;</text:p>
      <text:h text:style-name="Heading_20_3" text:outline-level="3">Consulta 2: Média d<text:span text:style-name="T6">o preço de produtos de uma</text:span> empresa</text:h>
      <text:p text:style-name="P19"><text:span text:style-name="T7">SQL:</text:span> SELECT empresas.nome, AVG(opiniao) from empresas INNER JOIN produtos ON empresas.empresa_id = produtos.empresa_id INNER JOIN resposta ON resposta.produto = produtos.produto_id WHERE empresas.nome = "&lt;<text:span text:style-name="T8">nome da empresa&gt;</text:span>" GROUP BY empresas.empresa_id;</text:p>
      <text:h text:style-name="P20" text:outline-level="3">Consulta 3: Opinião média de uma empresa</text:h>
      <text:p text:style-name="P21">SQL: SELECT empresas.nome, AVG(opiniao) from empresas INNER JOIN produtos ON empresas.empresa_id = produtos.empresa_id INNER JOIN resposta ON resposta.produto = produtos.produto_id WHERE empresas.nome = "&lt;nome da empresa&gt;" GROUP BY empresas.empresa_id;</text:p>
      <text:h text:style-name="P22" text:outline-level="3">Consulta 4: Produtos maiores que x preço</text:h>
      <text:p text:style-name="P21">SQL: SELECT * FROM produtos WHERE produtos.preco &gt; x;</text:p>
      <text:h text:style-name="P22" text:outline-level="3">Consulta 5: Produtos menores que x preço</text:h>
      <text:p text:style-name="P23">SQL: SELECT * FROM produtos WHERE produtos.preco &lt; x;</text:p>
      <text:h text:style-name="P22" text:outline-level="3">Consulta 6: Produtos de uma empresa</text:h>
      <text:p text:style-name="P23">SQL: SELECT * FROM produtos INNER JOIN empresas ON produtos.empresa_id = empresas.empresa_id WHERE empresas.nome = "&lt;nome da empresa&gt;";</text:p>
      <text:h text:style-name="P22" text:outline-level="3">Consulta 7: Opiniões sobre um produto</text:h>
      <text:p text:style-name="P24">SQL: SELECT * FROM resposta INNER JOIN produtos on resposta.produto = produtos.produto_id WHERE produtos.nome = "&lt;nome do produto&gt;";</text:p>
      <text:h text:style-name="P25" text:outline-level="3">Consulta 8: Produto com menor preço de uma empresa</text:h>
      <text:p text:style-name="P24">SQL: SELECT * FROM produtos INNER JOIN empresas ON produtos.empresa_id = empresas.empresa_id WHERE empresas.nome = "&lt;nome da empresa&gt;" ORDER BY produtos.preco LIMIT 1;</text:p>
      <text:h text:style-name="Heading_20_3" text:outline-level="3"><text:span text:style-name="T9">Consulta 9: </text:span><text:s/><text:span text:style-name="T9">Melhor opinião sobre um produto</text:span></text:h>
      <text:p text:style-name="P24">SQL: SELECT * FROM resposta INNER JOIN produtos ON produtos.produto_id = resposta.produto WHERE produtos.nome = "&lt;nome do produto&gt;" ORDER BY opiniao DESC LIMIT 1;</text:p>
      <text:h text:style-name="P25" text:outline-level="3">Consulta 10: Todos os produtos de uma empresa:</text:h>
      <text:p text:style-name="P24">SQL: SELECT * FROM produtos INNER JOIN empresas ON produtos.empresa_id = empresas.empresa_id WHERE empresas.nome = "&lt;nome da empresa&gt;";</text:p>
      <text:h text:style-name="Heading_20_3" text:outline-level="3"><text:soft-page-break/></text:h>
      <text:h text:style-name="P26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04:01:34.678031769</meta:creation-date>
    <dc:date>2025-06-29T17:59:31.937336732</dc:date>
    <meta:editing-duration>PT4H24M53S</meta:editing-duration>
    <meta:editing-cycles>11</meta:editing-cycles>
    <meta:generator>LibreOffice/24.8.7.2$Linux_X86_64 LibreOffice_project/480$Build-2</meta:generator>
    <meta:document-statistic meta:table-count="3" meta:image-count="0" meta:object-count="0" meta:page-count="5" meta:paragraph-count="56" meta:word-count="444" meta:character-count="3032" meta:non-whitespace-character-count="2642"/>
  </office:meta>
</office:document-meta>
</file>